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6" table:default-cell-style-name="ce31"/>
        <table:table-column table:style-name="co2" table:number-columns-repeated="3" table:default-cell-style-name="ce31"/>
        <table:table-column table:style-name="co1" table:number-columns-repeated="248" table:default-cell-style-name="ce3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2" office:value-type="string" calcext:value-type="string">
            <text:p>　　　　　<text:span text:style-name="T5"> </text:span><text:span text:style-name="T6">年度</text:span></text:p>
          </table:table-cell>
          <table:table-cell table:number-columns-repeated="5"/>
          <table:table-cell table:style-name="ce48"/>
          <table:table-cell table:number-columns-repeated="1017"/>
        </table:table-row>
        <table:table-row table:style-name="ro2">
          <table:table-cell table:style-name="ce33" office:value-type="string" calcext:value-type="string" table:number-columns-spanned="6" table:number-rows-spanned="1">
            <text:p>今年度之經營目標<text:span text:style-name="T7">              </text:span></text:p>
          </table:table-cell>
          <table:covered-table-cell table:number-columns-repeated="5" table:style-name="ce41"/>
          <table:table-cell table:style-name="ce33" office:value-type="string" calcext:value-type="string" table:number-columns-spanned="3" table:number-rows-spanned="1">
            <text:p>生產目標、銷售目標、實績</text:p>
          </table:table-cell>
          <table:covered-table-cell table:number-columns-repeated="2" table:style-name="ce41"/>
          <table:table-cell table:style-name="ce39" office:value-type="string" calcext:value-type="string" table:number-columns-spanned="1" table:number-rows-spanned="2">
            <text:p>月</text:p>
          </table:table-cell>
          <table:table-cell table:number-columns-repeated="1014"/>
        </table:table-row>
        <table:table-row table:style-name="ro2">
          <table:table-cell table:style-name="ce34" office:value-type="string" calcext:value-type="string" table:number-columns-spanned="6" table:number-rows-spanned="3">
            <text:p>□１<text:span text:style-name="T7">.  </text:span><text:span text:style-name="T8">今年度之重點目標</text:span></text:p>
          </table:table-cell>
          <table:covered-table-cell table:number-columns-repeated="5" table:style-name="ce35"/>
          <table:table-cell table:style-name="ce33" office:value-type="string" calcext:value-type="string">
            <text:p>生產目標</text:p>
          </table:table-cell>
          <table:table-cell table:style-name="ce33" office:value-type="string" calcext:value-type="string">
            <text:p>銷售目標</text:p>
          </table:table-cell>
          <table:table-cell table:style-name="ce33" office:value-type="string" calcext:value-type="string">
            <text:p>實績</text:p>
          </table:table-cell>
          <table:covered-table-cell table:style-name="ce52"/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3"/>
          <table:table-cell table:style-name="ce41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34" office:value-type="string" calcext:value-type="string" table:number-columns-spanned="6" table:number-rows-spanned="3">
            <text:p>□２<text:span text:style-name="T7">.  </text:span><text:span text:style-name="T8">目標執行計畫</text:span></text:p>
          </table:table-cell>
          <table:covered-table-cell table:number-columns-repeated="5" table:style-name="ce35"/>
          <table:table-cell table:style-name="ce35" table:number-columns-repeated="3"/>
          <table:table-cell table:style-name="ce4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3"/>
          <table:table-cell table:style-name="ce41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3"/>
          <table:table-cell table:style-name="ce41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6" table:number-rows-spanned="3">
            <text:p>□３<text:span text:style-name="T7">.  </text:span><text:span text:style-name="T8">生產目標</text:span></text:p>
          </table:table-cell>
          <table:covered-table-cell table:number-columns-repeated="5" table:style-name="ce35"/>
          <table:table-cell table:style-name="ce35" table:number-columns-repeated="3"/>
          <table:table-cell table:style-name="ce4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3"/>
          <table:table-cell table:style-name="ce4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3"/>
          <table:table-cell table:style-name="ce4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6" table:number-rows-spanned="3">
            <text:p>□４<text:span text:style-name="T7">.  </text:span><text:span text:style-name="T8">銷售目標</text:span></text:p>
          </table:table-cell>
          <table:covered-table-cell table:number-columns-repeated="5" table:style-name="ce35"/>
          <table:table-cell table:style-name="ce35" table:number-columns-repeated="3"/>
          <table:table-cell table:style-name="ce41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3"/>
          <table:table-cell table:style-name="ce4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3"/>
          <table:table-cell table:style-name="ce41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6" table:number-rows-spanned="3">
            <text:p>□５<text:span text:style-name="T7">.  </text:span><text:span text:style-name="T8">設備投資</text:span></text:p>
          </table:table-cell>
          <table:covered-table-cell table:number-columns-repeated="5" table:style-name="ce35"/>
          <table:table-cell table:style-name="ce35" table:number-columns-repeated="3"/>
          <table:table-cell table:style-name="ce4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3"/>
          <table:table-cell table:style-name="ce41"/>
          <table:table-cell table:number-columns-repeated="1014"/>
        </table:table-row>
        <table:table-row table:style-name="ro2">
          <table:covered-table-cell table:number-columns-repeated="6" table:style-name="ce35"/>
          <table:table-cell table:style-name="ce35" table:number-columns-repeated="3"/>
          <table:table-cell table:style-name="ce33" office:value-type="string" calcext:value-type="string">
            <text:p>上期</text:p>
          </table:table-cell>
          <table:table-cell table:number-columns-repeated="1014"/>
        </table:table-row>
        <table:table-row table:style-name="ro2">
          <table:table-cell table:style-name="ce34" office:value-type="string" calcext:value-type="string" table:number-columns-spanned="6" table:number-rows-spanned="3">
            <text:p>□６<text:span text:style-name="T7">.  </text:span><text:span text:style-name="T8">客戶政策</text:span></text:p>
          </table:table-cell>
          <table:covered-table-cell table:number-columns-repeated="5" table:style-name="ce35"/>
          <table:table-cell table:style-name="ce35" table:number-columns-repeated="3"/>
          <table:table-cell table:style-name="ce33" office:value-type="string" calcext:value-type="string">
            <text:p>下期</text:p>
          </table:table-cell>
          <table:table-cell table:number-columns-repeated="1014"/>
        </table:table-row>
        <table:table-row table:style-name="ro2">
          <table:covered-table-cell table:number-columns-repeated="6" table:style-name="ce35"/>
          <table:table-cell table:style-name="ce35" table:number-columns-repeated="3"/>
          <table:table-cell table:style-name="ce33" office:value-type="string" calcext:value-type="string">
            <text:p>合計</text:p>
          </table:table-cell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9" office:value-type="string" calcext:value-type="string" table:number-columns-spanned="3" table:number-rows-spanned="1">
            <text:p>各部門目標</text:p>
          </table:table-cell>
          <table:covered-table-cell table:style-name="ce50"/>
          <table:covered-table-cell table:style-name="ce51"/>
          <table:table-cell table:style-name="ce35"/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6" table:number-rows-spanned="3">
            <text:p>□７<text:span text:style-name="T7">.  </text:span><text:span text:style-name="T8">安全管理</text:span></text:p>
          </table:table-cell>
          <table:covered-table-cell table:number-columns-repeated="5" table:style-name="ce35"/>
          <table:table-cell table:style-name="ce35" table:number-columns-repeated="4"/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4"/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4"/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6" table:number-rows-spanned="3">
            <text:p>□８<text:span text:style-name="T7">.  </text:span><text:span text:style-name="T8">問題預測</text:span></text:p>
          </table:table-cell>
          <table:covered-table-cell table:number-columns-repeated="5" table:style-name="ce35"/>
          <table:table-cell table:style-name="ce35" table:number-columns-repeated="4"/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4"/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4"/>
          <table:table-cell table:number-columns-repeated="1014"/>
        </table:table-row>
        <table:table-row table:style-name="ro1">
          <table:table-cell table:style-name="ce34" office:value-type="string" calcext:value-type="string" table:number-columns-spanned="6" table:number-rows-spanned="3">
            <text:p>□９<text:span text:style-name="T7">.  </text:span><text:span text:style-name="T8">問題之對策</text:span></text:p>
          </table:table-cell>
          <table:covered-table-cell table:number-columns-repeated="5" table:style-name="ce35"/>
          <table:table-cell table:style-name="ce35" table:number-columns-repeated="4"/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4"/>
          <table:table-cell table:number-columns-repeated="1014"/>
        </table:table-row>
        <table:table-row table:style-name="ro1">
          <table:covered-table-cell table:number-columns-repeated="6" table:style-name="ce35"/>
          <table:table-cell table:style-name="ce35" table:number-columns-repeated="4"/>
          <table:table-cell table:number-columns-repeated="1014"/>
        </table:table-row>
        <table:table-row table:style-name="ro2">
          <table:table-cell table:style-name="ce36" office:value-type="string" calcext:value-type="string" table:number-columns-spanned="6" table:number-rows-spanned="3">
            <text:p>□<text:span text:style-name="T7">10. </text:span><text:span text:style-name="T8">同業之動向</text:span></text:p>
          </table:table-cell>
          <table:covered-table-cell table:number-columns-repeated="4" table:style-name="ce42"/>
          <table:covered-table-cell table:style-name="ce45"/>
          <table:table-cell table:style-name="ce35" table:number-columns-repeated="4"/>
          <table:table-cell table:number-columns-repeated="1014"/>
        </table:table-row>
        <table:table-row table:style-name="ro1">
          <table:covered-table-cell table:style-name="ce37"/>
          <table:covered-table-cell table:number-columns-repeated="4" table:style-name="ce43"/>
          <table:covered-table-cell table:style-name="ce46"/>
          <table:table-cell table:style-name="ce35" table:number-columns-repeated="4"/>
          <table:table-cell table:number-columns-repeated="1014"/>
        </table:table-row>
        <table:table-row table:style-name="ro1">
          <table:covered-table-cell table:style-name="ce38"/>
          <table:covered-table-cell table:number-columns-repeated="4" table:style-name="ce44"/>
          <table:covered-table-cell table:style-name="ce47"/>
          <table:table-cell table:style-name="ce35" table:number-columns-repeated="4"/>
          <table:table-cell table:number-columns-repeated="1014"/>
        </table:table-row>
        <table:table-row table:style-name="ro1">
          <table:table-cell table:style-name="ce39" office:value-type="string" calcext:value-type="string" table:number-columns-spanned="1" table:number-rows-spanned="3">
            <text:p>確　認</text:p>
          </table:table-cell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35" table:number-columns-spanned="1" table:number-rows-spanned="3"/>
          <table:table-cell table:style-name="ce35" table:number-columns-repeated="4"/>
          <table:table-cell table:number-columns-repeated="1014"/>
        </table:table-row>
        <table:table-row table:style-name="ro1">
          <table:covered-table-cell table:style-name="ce40"/>
          <table:covered-table-cell table:number-columns-repeated="5" table:style-name="ce35"/>
          <table:table-cell table:style-name="ce35" table:number-columns-repeated="4"/>
          <table:table-cell table:number-columns-repeated="1014"/>
        </table:table-row>
        <table:table-row table:style-name="ro1">
          <table:covered-table-cell table:style-name="ce40"/>
          <table:covered-table-cell table:number-columns-repeated="5" table:style-name="ce35"/>
          <table:table-cell table:style-name="ce49" table:number-columns-repeated="4"/>
          <table:table-cell table:number-columns-repeated="101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50:01.59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06:32</meta:creation-date>
    <dc:date>2017-01-20T21:49:46.221000000</dc:date>
    <meta:generator>LibreOffice/5.1.1.3$Windows_x86 LibreOffice_project/89f508ef3ecebd2cfb8e1def0f0ba9a803b88a6d</meta:generator>
    <meta:editing-duration>PT20S</meta:editing-duration>
    <meta:editing-cycles>1</meta:editing-cycles>
    <meta:document-statistic meta:table-count="1" meta:cell-count="34" meta:object-count="0"/>
  </office:meta>
</office:document-meta>
</file>